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92D050"/>
    </style:style>
    <style:style style:name="ce6" style:family="table-cell" style:parent-style-name="Default" style:data-style-name="N0">
      <style:table-cell-properties fo:background-color="#FFFF00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8.651875cm" style:use-optimal-column-width="true"/>
    </style:style>
    <style:style style:name="co3" style:family="table-column">
      <style:table-column-properties fo:break-before="auto" style:column-width="6.16479166666667cm"/>
    </style:style>
    <style:style style:name="co4" style:family="table-column">
      <style:table-column-properties fo:break-before="auto" style:column-width="38.4439583333333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table:style-name="ce2"/>
          <table:table-cell table:style-name="ce4"/>
          <table:table-cell office:value-type="string" table:style-name="ce1">
            <text:p>Solution Number<text:s/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1 . Arrays</text:p>
          </table:table-cell>
          <table:table-cell office:value-type="string" table:style-name="ce5">
            <text:p>Two Sum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Use 2 if loops ( I and j ) , The first if loop will get the array position the second loop will be used to add the first position ( I ) to j . If I + j = the sum then return<text:s/>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.HashMaps</text:p>
          </table:table-cell>
          <table:table-cell office:value-type="string" table:style-name="ce6">
            <text:p>2. Longest Substring Without Repeating Characters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Using a hashmap , I first check if the map<text:s/><text:span text:style-name="T2">(map.containsKey(s.charAt(i))</text:span><text:span text:style-name="T1"><text:s/>if not increment the length and put it in the map but if it does then you woukld compare the value of the chracter with the valeu of j ) and always get value of char<text:s/></text:span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rdcode<text:s/></text:p>
          </table:table-cell>
          <table:table-cell table:style-name="ce6"/>
          <table:table-cell office:value-type="float" office:value="2" table:style-name="ce3">
            <text:p>2</text:p>
          </table:table-cell>
          <table:table-cell office:value-type="string" table:style-name="ce1">
            <text:p>Using 2 if loops and a counter variable , increment through the string , if the letter does not appear count ++ if it does then compare the count to the max count and then if the count is larger the use that as the new count .<text:s/>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Anti coding club</meta:initial-creator>
    <dc:creator>Anti coding club</dc:creator>
    <meta:creation-date>2021-12-28T02:07:18Z</meta:creation-date>
    <dc:date>2021-12-29T01:13:47Z</dc:date>
  </office:meta>
</office:document-meta>
</file>